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067ee0" officeooo:paragraph-rsid="00067ee0"/>
    </style:style>
    <style:style style:name="P2" style:family="paragraph" style:parent-style-name="Standard">
      <style:text-properties style:font-name="Courier New" fo:font-weight="bold" officeooo:rsid="00067ee0" officeooo:paragraph-rsid="00067ee0" style:font-weight-asian="bold" style:font-weight-complex="bold"/>
    </style:style>
    <style:style style:name="P3" style:family="paragraph" style:parent-style-name="Standard">
      <style:text-properties style:font-name="Courier New" fo:font-weight="normal" officeooo:rsid="00067ee0" officeooo:paragraph-rsid="00067ee0" style:font-weight-asian="normal" style:font-weight-complex="normal"/>
    </style:style>
    <style:style style:name="P4" style:family="paragraph" style:parent-style-name="Standard">
      <style:text-properties style:font-name="Courier New" officeooo:rsid="00083627" officeooo:paragraph-rsid="00083627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dotte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5</text:p>
      <text:p text:style-name="P1"/>
      <text:p text:style-name="P4">Ángel García Pérez</text:p>
      <text:p text:style-name="P1"/>
      <text:p text:style-name="P2">Ejercicio 1</text:p>
      <text:p text:style-name="P2"/>
      <text:p text:style-name="P3">Profesores (<text:span text:style-name="T1">#id</text:span><text:span text:style-name="T2">, nombre)</text:span></text:p>
      <text:p text:style-name="P3">Aulas (<text:span text:style-name="T1">#id</text:span><text:span text:style-name="T2">, descripcion)</text:span></text:p>
      <text:p text:style-name="P3">Cursos (<text:span text:style-name="T1">#id</text:span><text:span text:style-name="T2">, nombre)</text:span></text:p>
      <text:p text:style-name="P3"/>
      <text:p text:style-name="P3">ImparteClase (<text:span text:style-name="T1">#id_profesor, #id_aula, #id_curso</text:span><text:span text:style-name="T2">, dia, hora)</text:span></text:p>
      <text:p text:style-name="P3"><text:tab/>id_profesor → Profesores (not null, B:C, M:C)</text:p>
      <text:p text:style-name="P3"><text:tab/>id_aula → Aulas (null, B:C, M:C)</text:p>
      <text:p text:style-name="P3"><text:tab/>id_curso → Cursos (null, B:C, M:C)</text:p>
      <text:p text:style-name="P3"/>
      <text:p text:style-name="P3"/>
      <text:p text:style-name="P2">Ejercicio 2</text:p>
      <text:p text:style-name="P2"/>
      <text:p text:style-name="P3">Profesores (<text:span text:style-name="T1">#id</text:span><text:span text:style-name="T2">, nombre)</text:span></text:p>
      <text:p text:style-name="P3">Aulas (<text:span text:style-name="T1">#id</text:span><text:span text:style-name="T2">, descripcion)</text:span></text:p>
      <text:p text:style-name="P3">Modulos (<text:span text:style-name="T1">#id</text:span><text:span text:style-name="T2">, nombre)</text:span></text:p>
      <text:p text:style-name="P3"/>
      <text:p text:style-name="P3">ProfesorImparteModulo (<text:span text:style-name="T1">#id_modulo, #id_profesor</text:span><text:span text:style-name="T2">,</text:span><text:span text:style-name="T3">#id_aula,</text:span><text:span text:style-name="T2"> dia, hora)</text:span></text:p>
      <text:p text:style-name="P3"><text:tab/>id_modulo → Modulos (null, B:C, M:C)</text:p>
      <text:p text:style-name="P3"><text:tab/>id_profesor → Profesores (null, B:C, M:C)</text:p>
      <text:p text:style-name="P3"><text:tab/>id_aula → Aulas (null, B:C, M:C)</text:p>
      <text:p text:style-name="P3"/>
      <text:p text:style-name="P2">Ejercicio 3</text:p>
      <text:p text:style-name="P2"/>
      <text:p text:style-name="P3">Papeles (<text:span text:style-name="T1">#id</text:span><text:span text:style-name="T2">, nombre)</text:span></text:p>
      <text:p text:style-name="P3">Actores (<text:span text:style-name="T1">#id</text:span><text:span text:style-name="T2">, nombre)</text:span></text:p>
      <text:p text:style-name="P3">Peliculas (<text:span text:style-name="T1">#id</text:span><text:span text:style-name="T2">, nombre)</text:span></text:p>
      <text:p text:style-name="P3"/>
      <text:p text:style-name="P3">ActorInterpretaPapel (<text:span text:style-name="T1">#id_actor, #id_papel</text:span><text:span text:style-name="T2">, </text:span><text:span text:style-name="T3">#id_pelicula</text:span><text:span text:style-name="T2">, fecha, sueldo)</text:span></text:p>
      <text:p text:style-name="P3"><text:tab/>id_actor → Actores (null, B:C, M:C)</text:p>
      <text:p text:style-name="P3"><text:tab/>id_papel → Papeles (null, B:C, M:C)</text:p>
      <text:p text:style-name="P3"><text:tab/>id_pelicula → Peliculas (null, B:C, M:C)</text:p>
      <text:p text:style-name="P3"/>
      <text:p text:style-name="P3"/>
      <text:p text:style-name="P2">Ejercicio 4</text:p>
      <text:p text:style-name="P2"/>
      <text:p text:style-name="P3">Asignaturas (<text:span text:style-name="T1">#id</text:span><text:span text:style-name="T2">, nombre)</text:span></text:p>
      <text:p text:style-name="P3">Alumnos (<text:span text:style-name="T1">#id</text:span><text:span text:style-name="T2">, nombre)</text:span></text:p>
      <text:p text:style-name="P3">Evaluaciones (<text:span text:style-name="T1">#id</text:span><text:span text:style-name="T2">, nombre)</text:span></text:p>
      <text:p text:style-name="P3"/>
      <text:p text:style-name="P3">CalificaEvaluacion (<text:span text:style-name="T1">#id_asignatura, #id_alumno, #id_evaluacion</text:span><text:span text:style-name="T2">, fecha, nota)</text:span></text:p>
      <text:p text:style-name="P3"><text:tab/>id_asignatura → Asignaturas (null, B:C, M:C)</text:p>
      <text:p text:style-name="P3"><text:tab/>id_alumno → Alumnos (null, B:C, M:C)</text:p>
      <text:p text:style-name="P3"><text:tab/>id_evaluacion → Evaluaciones (not null, B:R, M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14:14:06.691000000</meta:creation-date>
    <dc:date>2024-12-03T09:21:15.634000000</dc:date>
    <meta:editing-duration>PT23M6S</meta:editing-duration>
    <meta:editing-cycles>2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34" meta:word-count="146" meta:character-count="1095" meta:non-whitespace-character-count="971"/>
  </office:meta>
</office:document-meta>
</file>